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$premia.$A$1:.$B$13];2;0)*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$premia.$A$1:.$B$13];2;0)*[.F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$premia.$A$1:.$B$13];2;0)*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$premia.$A$1:.$B$13];2;0)*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$premia.$A$1:.$B$13];2;0)*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$premia.$A$1:.$B$13];2;0)*[.F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$premia.$A$1:.$B$13];2;0)*[.F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$premia.$A$1:.$B$13];2;0)*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$premia.$A$1:.$B$13];2;0)*[.F9]"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$premia.$A$1:.$B$13];2;0)*[.F1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$premia.$A$1:.$B$13];2;0)*[.F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$premia.$A$1:.$B$13];2;0)*[.F12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$premia.$A$1:.$B$13];2;0)*[.F13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$premia.$A$1:.$B$13];2;0)*[.F14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$premia.$A$1:.$B$13];2;0)*[.F15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$premia.$A$1:.$B$13];2;0)*[.F16]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$premia.$A$1:.$B$13];2;0)*[.F17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$premia.$A$1:.$B$13];2;0)*[.F18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$premia.$A$1:.$B$13];2;0)*[.F1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$premia.$A$1:.$B$13];2;0)*[.F20]" office:value-type="float" office:value="171.6" calcext:value-type="float">
            <text:p>171,6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$premia.$A$1:.$B$13];2;0)*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$premia.$A$1:.$B$13];2;0)*[.F22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$premia.$A$1:.$B$13];2;0)*[.F2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$premia.$A$1:.$B$13];2;0)*[.F2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$premia.$A$1:.$B$13];2;0)*[.F25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$premia.$A$1:.$B$13];2;0)*[.F2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$premia.$A$1:.$B$13];2;0)*[.F27]" office:value-type="float" office:value="271.8" calcext:value-type="float">
            <text:p>271,8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$premia.$A$1:.$B$13];2;0)*[.F28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$premia.$A$1:.$B$13];2;0)*[.F2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$premia.$A$1:.$B$13];2;0)*[.F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$premia.$A$1:.$B$13];2;0)*[.F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$premia.$A$1:.$B$13];2;0)*[.F3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$premia.$A$1:.$B$13];2;0)*[.F33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$premia.$A$1:.$B$13];2;0)*[.F34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$premia.$A$1:.$B$13];2;0)*[.F35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$premia.$A$1:.$B$13];2;0)*[.F36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$premia.$A$1:.$B$13];2;0)*[.F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$premia.$A$1:.$B$13];2;0)*[.F38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$premia.$A$1:.$B$13];2;0)*[.F3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$premia.$A$1:.$B$13];2;0)*[.F40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$premia.$A$1:.$B$13];2;0)*[.F41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$premia.$A$1:.$B$13];2;0)*[.F4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$premia.$A$1:.$B$13];2;0)*[.F43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$premia.$A$1:.$B$13];2;0)*[.F44]" office:value-type="float" office:value="192.4" calcext:value-type="float">
            <text:p>192,4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$premia.$A$1:.$B$13];2;0)*[.F4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$premia.$A$1:.$B$13];2;0)*[.F46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$premia.$A$1:.$B$13];2;0)*[.F47]" office:value-type="float" office:value="180.7" calcext:value-type="float">
            <text:p>180,7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$premia.$A$1:.$B$13];2;0)*[.F4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$premia.$A$1:.$B$13];2;0)*[.F49]"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$premia.$A$1:.$B$13];2;0)*[.F50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$premia.$A$1:.$B$13];2;0)*[.F51]"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$premia.$A$1:.$B$13];2;0)*[.F52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$premia.$A$1:.$B$13];2;0)*[.F53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$premia.$A$1:.$B$13];2;0)*[.F54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$premia.$A$1:.$B$13];2;0)*[.F55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$premia.$A$1:.$B$13];2;0)*[.F5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$premia.$A$1:.$B$13];2;0)*[.F5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$premia.$A$1:.$B$13];2;0)*[.F58]"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$premia.$A$1:.$B$13];2;0)*[.F59]" office:value-type="float" office:value="176.8" calcext:value-type="float">
            <text:p>176,8</text:p>
          </table:table-cell>
        </table:table-row>
        <table:table-row table:style-name="ro1">
          <table:table-cell table:style-name="ce2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$premia.$A$1:.$B$13];2;0)*[.F60]" office:value-type="float" office:value="334.8" calcext:value-type="float">
            <text:p>334,8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$premia.$A$1:.$B$13];2;0)*[.F61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$premia.$A$1:.$B$13];2;0)*[.F62]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$premia.$A$1:.$B$13];2;0)*[.F63]" office:value-type="float" office:value="334.8" calcext:value-type="float">
            <text:p>334,8</text:p>
          </table:table-cell>
        </table:table-row>
        <table:table-row table:style-name="ro1">
          <table:table-cell table:style-name="ce2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$premia.$A$1:.$B$13];2;0)*[.F64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$premia.$A$1:.$B$13];2;0)*[.F65]" office:value-type="float" office:value="163.8" calcext:value-type="float">
            <text:p>163,8</text:p>
          </table:table-cell>
        </table:table-row>
        <table:table-row table:style-name="ro1">
          <table:table-cell table:style-name="ce2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$premia.$A$1:.$B$13];2;0)*[.F66]" office:value-type="float" office:value="349.2" calcext:value-type="float">
            <text:p>349,2</text:p>
          </table:table-cell>
        </table:table-row>
        <table:table-row table:style-name="ro1">
          <table:table-cell table:style-name="ce2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$premia.$A$1:.$B$13];2;0)*[.F67]" office:value-type="float" office:value="318.6" calcext:value-type="float">
            <text:p>318,6</text:p>
          </table:table-cell>
        </table:table-row>
        <table:table-row table:style-name="ro1">
          <table:table-cell table:style-name="ce2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$premia.$A$1:.$B$13];2;0)*[.F68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$premia.$A$1:.$B$13];2;0)*[.F69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$premia.$A$1:.$B$13];2;0)*[.F7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$premia.$A$1:.$B$13];2;0)*[.F7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$premia.$A$1:.$B$13];2;0)*[.F72]" office:value-type="float" office:value="94.5" calcext:value-type="float">
            <text:p>94,5</text:p>
          </table:table-cell>
        </table:table-row>
        <table:table-row table:style-name="ro1">
          <table:table-cell table:style-name="ce2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$premia.$A$1:.$B$13];2;0)*[.F7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$premia.$A$1:.$B$13];2;0)*[.F74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$premia.$A$1:.$B$13];2;0)*[.F75]" office:value-type="float" office:value="60.6" calcext:value-type="float">
            <text:p>60,6</text:p>
          </table:table-cell>
        </table:table-row>
        <table:table-row table:style-name="ro1">
          <table:table-cell table:style-name="ce2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$premia.$A$1:.$B$13];2;0)*[.F76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$premia.$A$1:.$B$13];2;0)*[.F77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$premia.$A$1:.$B$13];2;0)*[.F78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$premia.$A$1:.$B$13];2;0)*[.F79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$premia.$A$1:.$B$13];2;0)*[.F80]" office:value-type="float" office:value="239.4" calcext:value-type="float">
            <text:p>239,4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$premia.$A$1:.$B$13];2;0)*[.F81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$premia.$A$1:.$B$13];2;0)*[.F82]"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$premia.$A$1:.$B$13];2;0)*[.F83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$premia.$A$1:.$B$13];2;0)*[.F8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$premia.$A$1:.$B$13];2;0)*[.F8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$premia.$A$1:.$B$13];2;0)*[.F86]" office:value-type="float" office:value="277.2" calcext:value-type="float">
            <text:p>277,2</text:p>
          </table:table-cell>
        </table:table-row>
        <table:table-row table:style-name="ro1">
          <table:table-cell table:style-name="ce2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$premia.$A$1:.$B$13];2;0)*[.F87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$premia.$A$1:.$B$13];2;0)*[.F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$premia.$A$1:.$B$13];2;0)*[.F8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$premia.$A$1:.$B$13];2;0)*[.F9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$premia.$A$1:.$B$13];2;0)*[.F91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$premia.$A$1:.$B$13];2;0)*[.F92]" office:value-type="float" office:value="167.7" calcext:value-type="float">
            <text:p>167,7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$premia.$A$1:.$B$13];2;0)*[.F93]"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$premia.$A$1:.$B$13];2;0)*[.F94]"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$premia.$A$1:.$B$13];2;0)*[.F9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$premia.$A$1:.$B$13];2;0)*[.F96]" office:value-type="float" office:value="109.2" calcext:value-type="float">
            <text:p>109,2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$premia.$A$1:.$B$13];2;0)*[.F97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$premia.$A$1:.$B$13];2;0)*[.F9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$premia.$A$1:.$B$13];2;0)*[.F99]" office:value-type="float" office:value="248.4" calcext:value-type="float">
            <text:p>248,4</text:p>
          </table:table-cell>
        </table:table-row>
        <table:table-row table:style-name="ro1">
          <table:table-cell table:style-name="ce2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$premia.$A$1:.$B$13];2;0)*[.F100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$premia.$A$1:.$B$13];2;0)*[.F10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$premia.$A$1:.$B$13];2;0)*[.F102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$premia.$A$1:.$B$13];2;0)*[.F103]" office:value-type="float" office:value="179.4" calcext:value-type="float">
            <text:p>179,4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$premia.$A$1:.$B$13];2;0)*[.F104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$premia.$A$1:.$B$13];2;0)*[.F105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$premia.$A$1:.$B$13];2;0)*[.F106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$premia.$A$1:.$B$13];2;0)*[.F107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$premia.$A$1:.$B$13];2;0)*[.F108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$premia.$A$1:.$B$13];2;0)*[.F109]" office:value-type="float" office:value="298.8" calcext:value-type="float">
            <text:p>298,8</text:p>
          </table:table-cell>
        </table:table-row>
        <table:table-row table:style-name="ro1">
          <table:table-cell table:style-name="ce2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$premia.$A$1:.$B$13];2;0)*[.F110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$premia.$A$1:.$B$13];2;0)*[.F11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$premia.$A$1:.$B$13];2;0)*[.F112]" office:value-type="float" office:value="190.8" calcext:value-type="float">
            <text:p>190,8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$premia.$A$1:.$B$13];2;0)*[.F1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$premia.$A$1:.$B$13];2;0)*[.F114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$premia.$A$1:.$B$13];2;0)*[.F115]" office:value-type="float" office:value="1162.5" calcext:value-type="float">
            <text:p>1162,5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$premia.$A$1:.$B$13];2;0)*[.F116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$premia.$A$1:.$B$13];2;0)*[.F11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$premia.$A$1:.$B$13];2;0)*[.F118]" office:value-type="float" office:value="183.3" calcext:value-type="float">
            <text:p>183,3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$premia.$A$1:.$B$13];2;0)*[.F119]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$premia.$A$1:.$B$13];2;0)*[.F120]" office:value-type="float" office:value="313.2" calcext:value-type="float">
            <text:p>313,2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$premia.$A$1:.$B$13];2;0)*[.F12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$premia.$A$1:.$B$13];2;0)*[.F122]" office:value-type="float" office:value="146" calcext:value-type="float">
            <text:p>146</text:p>
          </table:table-cell>
        </table:table-row>
        <table:table-row table:style-name="ro1">
          <table:table-cell table:style-name="ce2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$premia.$A$1:.$B$13];2;0)*[.F123]" office:value-type="float" office:value="338.4" calcext:value-type="float">
            <text:p>338,4</text:p>
          </table:table-cell>
        </table:table-row>
        <table:table-row table:style-name="ro1">
          <table:table-cell table:style-name="ce2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$premia.$A$1:.$B$13];2;0)*[.F124]" office:value-type="float" office:value="352.8" calcext:value-type="float">
            <text:p>352,8</text:p>
          </table:table-cell>
        </table:table-row>
        <table:table-row table:style-name="ro1">
          <table:table-cell table:style-name="ce2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$premia.$A$1:.$B$13];2;0)*[.F125]" office:value-type="float" office:value="331.2" calcext:value-type="float">
            <text:p>331,2</text:p>
          </table:table-cell>
        </table:table-row>
        <table:table-row table:style-name="ro1">
          <table:table-cell table:style-name="ce2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$premia.$A$1:.$B$13];2;0)*[.F126]" office:value-type="float" office:value="298.8" calcext:value-type="float">
            <text:p>298,8</text:p>
          </table:table-cell>
        </table:table-row>
        <table:table-row table:style-name="ro1">
          <table:table-cell table:style-name="ce2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$premia.$A$1:.$B$13];2;0)*[.F127]" office:value-type="float" office:value="329.4" calcext:value-type="float">
            <text:p>329,4</text:p>
          </table:table-cell>
        </table:table-row>
        <table:table-row table:style-name="ro1">
          <table:table-cell table:style-name="ce2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$premia.$A$1:.$B$13];2;0)*[.F128]" office:value-type="float" office:value="345.6" calcext:value-type="float">
            <text:p>345,6</text:p>
          </table:table-cell>
        </table:table-row>
        <table:table-row table:style-name="ro1">
          <table:table-cell table:style-name="ce2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$premia.$A$1:.$B$13];2;0)*[.F129]" office:value-type="float" office:value="275.4" calcext:value-type="float">
            <text:p>275,4</text:p>
          </table:table-cell>
        </table:table-row>
        <table:table-row table:style-name="ro1">
          <table:table-cell table:style-name="ce2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$premia.$A$1:.$B$13];2;0)*[.F130]" office:value-type="float" office:value="336.6" calcext:value-type="float">
            <text:p>336,6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$premia.$A$1:.$B$13];2;0)*[.F131]" office:value-type="float" office:value="104.8" calcext:value-type="float">
            <text:p>104,8</text:p>
          </table:table-cell>
        </table:table-row>
        <table:table-row table:style-name="ro1">
          <table:table-cell table:style-name="ce2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$premia.$A$1:.$B$13];2;0)*[.F132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$premia.$A$1:.$B$13];2;0)*[.F133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$premia.$A$1:.$B$13];2;0)*[.F134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$premia.$A$1:.$B$13];2;0)*[.F135]"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$premia.$A$1:.$B$13];2;0)*[.F136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$premia.$A$1:.$B$13];2;0)*[.F137]"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$premia.$A$1:.$B$13];2;0)*[.F1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$premia.$A$1:.$B$13];2;0)*[.F139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$premia.$A$1:.$B$13];2;0)*[.F140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$premia.$A$1:.$B$13];2;0)*[.F141]" office:value-type="float" office:value="156.6" calcext:value-type="float">
            <text:p>156,6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$premia.$A$1:.$B$13];2;0)*[.F142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$premia.$A$1:.$B$13];2;0)*[.F143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$premia.$A$1:.$B$13];2;0)*[.F144]" office:value-type="float" office:value="167.4" calcext:value-type="float">
            <text:p>167,4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$premia.$A$1:.$B$13];2;0)*[.F145]" office:value-type="float" office:value="201.6" calcext:value-type="float">
            <text:p>201,6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$premia.$A$1:.$B$13];2;0)*[.F146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$premia.$A$1:.$B$13];2;0)*[.F147]"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$premia.$A$1:.$B$13];2;0)*[.F148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$premia.$A$1:.$B$13];2;0)*[.F149]" office:value-type="float" office:value="145.8" calcext:value-type="float">
            <text:p>145,8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$premia.$A$1:.$B$13];2;0)*[.F150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$premia.$A$1:.$B$13];2;0)*[.F15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$premia.$A$1:.$B$13];2;0)*[.F15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$premia.$A$1:.$B$13];2;0)*[.F153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$premia.$A$1:.$B$13];2;0)*[.F15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$premia.$A$1:.$B$13];2;0)*[.F155]"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$premia.$A$1:.$B$13];2;0)*[.F156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$premia.$A$1:.$B$13];2;0)*[.F15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$premia.$A$1:.$B$13];2;0)*[.F15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$premia.$A$1:.$B$13];2;0)*[.F159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$premia.$A$1:.$B$13];2;0)*[.F160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$premia.$A$1:.$B$13];2;0)*[.F161]" office:value-type="float" office:value="180.9" calcext:value-type="float">
            <text:p>180,9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$premia.$A$1:.$B$13];2;0)*[.F162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$premia.$A$1:.$B$13];2;0)*[.F163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$premia.$A$1:.$B$13];2;0)*[.F1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$premia.$A$1:.$B$13];2;0)*[.F165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$premia.$A$1:.$B$13];2;0)*[.F166]" office:value-type="float" office:value="657.8" calcext:value-type="float">
            <text:p>657,8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$premia.$A$1:.$B$13];2;0)*[.F16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$premia.$A$1:.$B$13];2;0)*[.F168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$premia.$A$1:.$B$13];2;0)*[.F16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$premia.$A$1:.$B$13];2;0)*[.F170]"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$premia.$A$1:.$B$13];2;0)*[.F171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$premia.$A$1:.$B$13];2;0)*[.F172]"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$premia.$A$1:.$B$13];2;0)*[.F173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$premia.$A$1:.$B$13];2;0)*[.F174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$premia.$A$1:.$B$13];2;0)*[.F175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$premia.$A$1:.$B$13];2;0)*[.F17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$premia.$A$1:.$B$13];2;0)*[.F177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$premia.$A$1:.$B$13];2;0)*[.F178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$premia.$A$1:.$B$13];2;0)*[.F179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$premia.$A$1:.$B$13];2;0)*[.F180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$premia.$A$1:.$B$13];2;0)*[.F18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$premia.$A$1:.$B$13];2;0)*[.F182]" office:value-type="float" office:value="158.6" calcext:value-type="float">
            <text:p>158,6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$premia.$A$1:.$B$13];2;0)*[.F183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$premia.$A$1:.$B$13];2;0)*[.F184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$premia.$A$1:.$B$13];2;0)*[.F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$premia.$A$1:.$B$13];2;0)*[.F186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$premia.$A$1:.$B$13];2;0)*[.F187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$premia.$A$1:.$B$13];2;0)*[.F188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$premia.$A$1:.$B$13];2;0)*[.F189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$premia.$A$1:.$B$13];2;0)*[.F190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$premia.$A$1:.$B$13];2;0)*[.F191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$premia.$A$1:.$B$13];2;0)*[.F19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$premia.$A$1:.$B$13];2;0)*[.F193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$premia.$A$1:.$B$13];2;0)*[.F194]"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$premia.$A$1:.$B$13];2;0)*[.F195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$premia.$A$1:.$B$13];2;0)*[.F19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$premia.$A$1:.$B$13];2;0)*[.F197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$premia.$A$1:.$B$13];2;0)*[.F198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$premia.$A$1:.$B$13];2;0)*[.F199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$premia.$A$1:.$B$13];2;0)*[.F200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$premia.$A$1:.$B$13];2;0)*[.F201]" office:value-type="float" office:value="153.4" calcext:value-type="float">
            <text:p>153,4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$premia.$A$1:.$B$13];2;0)*[.F202]"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$premia.$A$1:.$B$13];2;0)*[.F203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$premia.$A$1:.$B$13];2;0)*[.F204]"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$premia.$A$1:.$B$13];2;0)*[.F20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$premia.$A$1:.$B$13];2;0)*[.F20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$premia.$A$1:.$B$13];2;0)*[.F20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$premia.$A$1:.$B$13];2;0)*[.F208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$premia.$A$1:.$B$13];2;0)*[.F209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$premia.$A$1:.$B$13];2;0)*[.F21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$premia.$A$1:.$B$13];2;0)*[.F211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$premia.$A$1:.$B$13];2;0)*[.F2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$premia.$A$1:.$B$13];2;0)*[.F21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$premia.$A$1:.$B$13];2;0)*[.F214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$premia.$A$1:.$B$13];2;0)*[.F215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$premia.$A$1:.$B$13];2;0)*[.F216]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$premia.$A$1:.$B$13];2;0)*[.F217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$premia.$A$1:.$B$13];2;0)*[.F218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$premia.$A$1:.$B$13];2;0)*[.F21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$premia.$A$1:.$B$13];2;0)*[.F220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$premia.$A$1:.$B$13];2;0)*[.F221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$premia.$A$1:.$B$13];2;0)*[.F222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$premia.$A$1:.$B$13];2;0)*[.F223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$premia.$A$1:.$B$13];2;0)*[.F224]"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$premia.$A$1:.$B$13];2;0)*[.F225]" office:value-type="float" office:value="246.6" calcext:value-type="float">
            <text:p>246,6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$premia.$A$1:.$B$13];2;0)*[.F226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$premia.$A$1:.$B$13];2;0)*[.F22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$premia.$A$1:.$B$13];2;0)*[.F228]" office:value-type="float" office:value="244.8" calcext:value-type="float">
            <text:p>244,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$premia.$A$1:.$B$13];2;0)*[.F229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$premia.$A$1:.$B$13];2;0)*[.F230]" office:value-type="float" office:value="250.2" calcext:value-type="float">
            <text:p>250,2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$premia.$A$1:.$B$13];2;0)*[.F231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$premia.$A$1:.$B$13];2;0)*[.F232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$premia.$A$1:.$B$13];2;0)*[.F23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$premia.$A$1:.$B$13];2;0)*[.F23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$premia.$A$1:.$B$13];2;0)*[.F235]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$premia.$A$1:.$B$13];2;0)*[.F236]"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$premia.$A$1:.$B$13];2;0)*[.F237]" office:value-type="float" office:value="118.4" calcext:value-type="float">
            <text:p>118,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$premia.$A$1:.$B$13];2;0)*[.F238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$premia.$A$1:.$B$13];2;0)*[.F239]"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$premia.$A$1:.$B$13];2;0)*[.F240]" office:value-type="float" office:value="103.2" calcext:value-type="float">
            <text:p>103,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$premia.$A$1:.$B$13];2;0)*[.F24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$premia.$A$1:.$B$13];2;0)*[.F242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$premia.$A$1:.$B$13];2;0)*[.F243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$premia.$A$1:.$B$13];2;0)*[.F24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$premia.$A$1:.$B$13];2;0)*[.F245]" office:value-type="float" office:value="83.4" calcext:value-type="float">
            <text:p>83,4</text:p>
          </table:table-cell>
        </table:table-row>
        <table:table-row table:style-name="ro1">
          <table:table-cell table:style-name="ce2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$premia.$A$1:.$B$13];2;0)*[.F246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$premia.$A$1:.$B$13];2;0)*[.F247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$premia.$A$1:.$B$13];2;0)*[.F248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$premia.$A$1:.$B$13];2;0)*[.F249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$premia.$A$1:.$B$13];2;0)*[.F25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$premia.$A$1:.$B$13];2;0)*[.F251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$premia.$A$1:.$B$13];2;0)*[.F252]" office:value-type="float" office:value="120.8" calcext:value-type="float">
            <text:p>120,8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$premia.$A$1:.$B$13];2;0)*[.F253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$premia.$A$1:.$B$13];2;0)*[.F254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$premia.$A$1:.$B$13];2;0)*[.F25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$premia.$A$1:.$B$13];2;0)*[.F256]"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$premia.$A$1:.$B$13];2;0)*[.F25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$premia.$A$1:.$B$13];2;0)*[.F25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$premia.$A$1:.$B$13];2;0)*[.F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$premia.$A$1:.$B$13];2;0)*[.F26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$premia.$A$1:.$B$13];2;0)*[.F26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$premia.$A$1:.$B$13];2;0)*[.F26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$premia.$A$1:.$B$13];2;0)*[.F263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$premia.$A$1:.$B$13];2;0)*[.F26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$premia.$A$1:.$B$13];2;0)*[.F26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$premia.$A$1:.$B$13];2;0)*[.F2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$premia.$A$1:.$B$13];2;0)*[.F2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$premia.$A$1:.$B$13];2;0)*[.F268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$premia.$A$1:.$B$13];2;0)*[.F269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$premia.$A$1:.$B$13];2;0)*[.F27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$premia.$A$1:.$B$13];2;0)*[.F271]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$premia.$A$1:.$B$13];2;0)*[.F272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$premia.$A$1:.$B$13];2;0)*[.F27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$premia.$A$1:.$B$13];2;0)*[.F274]" office:value-type="float" office:value="110.4" calcext:value-type="float">
            <text:p>110,4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$premia.$A$1:.$B$13];2;0)*[.F27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$premia.$A$1:.$B$13];2;0)*[.F276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$premia.$A$1:.$B$13];2;0)*[.F277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$premia.$A$1:.$B$13];2;0)*[.F278]"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$premia.$A$1:.$B$13];2;0)*[.F279]"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$premia.$A$1:.$B$13];2;0)*[.F280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$premia.$A$1:.$B$13];2;0)*[.F28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$premia.$A$1:.$B$13];2;0)*[.F2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$premia.$A$1:.$B$13];2;0)*[.F283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$premia.$A$1:.$B$13];2;0)*[.F2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$premia.$A$1:.$B$13];2;0)*[.F28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$premia.$A$1:.$B$13];2;0)*[.F286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$premia.$A$1:.$B$13];2;0)*[.F28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$premia.$A$1:.$B$13];2;0)*[.F28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$premia.$A$1:.$B$13];2;0)*[.F289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$premia.$A$1:.$B$13];2;0)*[.F290]"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$premia.$A$1:.$B$13];2;0)*[.F291]"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$premia.$A$1:.$B$13];2;0)*[.F292]" office:value-type="float" office:value="121.6" calcext:value-type="float">
            <text:p>121,6</text:p>
          </table:table-cell>
        </table:table-row>
        <table:table-row table:style-name="ro1">
          <table:table-cell table:style-name="ce2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$premia.$A$1:.$B$13];2;0)*[.F293]" office:value-type="float" office:value="279" calcext:value-type="float">
            <text:p>279</text:p>
          </table:table-cell>
        </table:table-row>
        <table:table-row table:style-name="ro1">
          <table:table-cell table:style-name="ce2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$premia.$A$1:.$B$13];2;0)*[.F294]" office:value-type="float" office:value="295.2" calcext:value-type="float">
            <text:p>295,2</text:p>
          </table:table-cell>
        </table:table-row>
        <table:table-row table:style-name="ro1">
          <table:table-cell table:style-name="ce2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$premia.$A$1:.$B$13];2;0)*[.F295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$premia.$A$1:.$B$13];2;0)*[.F296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$premia.$A$1:.$B$13];2;0)*[.F297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$premia.$A$1:.$B$13];2;0)*[.F298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$premia.$A$1:.$B$13];2;0)*[.F299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$premia.$A$1:.$B$13];2;0)*[.F30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$premia.$A$1:.$B$13];2;0)*[.F301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$premia.$A$1:.$B$13];2;0)*[.F302]"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$premia.$A$1:.$B$13];2;0)*[.F303]" office:value-type="float" office:value="125.6" calcext:value-type="float">
            <text:p>125,6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$premia.$A$1:.$B$13];2;0)*[.F304]"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$premia.$A$1:.$B$13];2;0)*[.F30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$premia.$A$1:.$B$13];2;0)*[.F306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$premia.$A$1:.$B$13];2;0)*[.F307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$premia.$A$1:.$B$13];2;0)*[.F308]"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$premia.$A$1:.$B$13];2;0)*[.F309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$premia.$A$1:.$B$13];2;0)*[.F310]" office:value-type="float" office:value="160.2" calcext:value-type="float">
            <text:p>160,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$premia.$A$1:.$B$13];2;0)*[.F311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$premia.$A$1:.$B$13];2;0)*[.F312]"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$premia.$A$1:.$B$13];2;0)*[.F313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$premia.$A$1:.$B$13];2;0)*[.F314]"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$premia.$A$1:.$B$13];2;0)*[.F315]" office:value-type="float" office:value="61.8" calcext:value-type="float">
            <text:p>61,8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$premia.$A$1:.$B$13];2;0)*[.F316]" office:value-type="float" office:value="188.1" calcext:value-type="float">
            <text:p>188,1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$premia.$A$1:.$B$13];2;0)*[.F31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$premia.$A$1:.$B$13];2;0)*[.F31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$premia.$A$1:.$B$13];2;0)*[.F319]"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$premia.$A$1:.$B$13];2;0)*[.F320]" office:value-type="float" office:value="552.2" calcext:value-type="float">
            <text:p>552,2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$premia.$A$1:.$B$13];2;0)*[.F321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$premia.$A$1:.$B$13];2;0)*[.F322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$premia.$A$1:.$B$13];2;0)*[.F323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$premia.$A$1:.$B$13];2;0)*[.F324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$premia.$A$1:.$B$13];2;0)*[.F325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$premia.$A$1:.$B$13];2;0)*[.F326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$premia.$A$1:.$B$13];2;0)*[.F327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$premia.$A$1:.$B$13];2;0)*[.F328]" office:value-type="float" office:value="113.6" calcext:value-type="float">
            <text:p>113,6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$premia.$A$1:.$B$13];2;0)*[.F329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$premia.$A$1:.$B$13];2;0)*[.F330]" office:value-type="float" office:value="122.4" calcext:value-type="float">
            <text:p>122,4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$premia.$A$1:.$B$13];2;0)*[.F331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$premia.$A$1:.$B$13];2;0)*[.F332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$premia.$A$1:.$B$13];2;0)*[.F33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$premia.$A$1:.$B$13];2;0)*[.F334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$premia.$A$1:.$B$13];2;0)*[.F335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$premia.$A$1:.$B$13];2;0)*[.F336]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$premia.$A$1:.$B$13];2;0)*[.F33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$premia.$A$1:.$B$13];2;0)*[.F338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$premia.$A$1:.$B$13];2;0)*[.F339]" office:value-type="float" office:value="111.3" calcext:value-type="float">
            <text:p>111,3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$premia.$A$1:.$B$13];2;0)*[.F340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$premia.$A$1:.$B$13];2;0)*[.F341]" office:value-type="float" office:value="284.4" calcext:value-type="float">
            <text:p>284,4</text:p>
          </table:table-cell>
        </table:table-row>
        <table:table-row table:style-name="ro1">
          <table:table-cell table:style-name="ce2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$premia.$A$1:.$B$13];2;0)*[.F342]" office:value-type="float" office:value="331.2" calcext:value-type="float">
            <text:p>331,2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$premia.$A$1:.$B$13];2;0)*[.F343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$premia.$A$1:.$B$13];2;0)*[.F344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$premia.$A$1:.$B$13];2;0)*[.F345]"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$premia.$A$1:.$B$13];2;0)*[.F346]"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$premia.$A$1:.$B$13];2;0)*[.F347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$premia.$A$1:.$B$13];2;0)*[.F34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$premia.$A$1:.$B$13];2;0)*[.F349]"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$premia.$A$1:.$B$13];2;0)*[.F350]"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$premia.$A$1:.$B$13];2;0)*[.F351]" office:value-type="float" office:value="89.4" calcext:value-type="float">
            <text:p>89,4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$premia.$A$1:.$B$13];2;0)*[.F352]" office:value-type="float" office:value="149.5" calcext:value-type="float">
            <text:p>149,5</text:p>
          </table:table-cell>
        </table:table-row>
        <table:table-row table:style-name="ro1">
          <table:table-cell table:style-name="ce2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$premia.$A$1:.$B$13];2;0)*[.F353]" office:value-type="float" office:value="340.2" calcext:value-type="float">
            <text:p>340,2</text:p>
          </table:table-cell>
        </table:table-row>
        <table:table-row table:style-name="ro1">
          <table:table-cell table:style-name="ce2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$premia.$A$1:.$B$13];2;0)*[.F354]" office:value-type="float" office:value="358.2" calcext:value-type="float">
            <text:p>358,2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$premia.$A$1:.$B$13];2;0)*[.F355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$premia.$A$1:.$B$13];2;0)*[.F356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$premia.$A$1:.$B$13];2;0)*[.F357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$premia.$A$1:.$B$13];2;0)*[.F358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$premia.$A$1:.$B$13];2;0)*[.F359]" office:value-type="float" office:value="223.2" calcext:value-type="float">
            <text:p>223,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$premia.$A$1:.$B$13];2;0)*[.F36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$premia.$A$1:.$B$13];2;0)*[.F36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$premia.$A$1:.$B$13];2;0)*[.F36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$premia.$A$1:.$B$13];2;0)*[.F36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$premia.$A$1:.$B$13];2;0)*[.F364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$premia.$A$1:.$B$13];2;0)*[.F36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$premia.$A$1:.$B$13];2;0)*[.F366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$premia.$A$1:.$B$13];2;0)*[.F36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$premia.$A$1:.$B$13];2;0)*[.F368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$premia.$A$1:.$B$13];2;0)*[.F36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$premia.$A$1:.$B$13];2;0)*[.F370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$premia.$A$1:.$B$13];2;0)*[.F3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$premia.$A$1:.$B$13];2;0)*[.F372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$premia.$A$1:.$B$13];2;0)*[.F373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$premia.$A$1:.$B$13];2;0)*[.F37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$premia.$A$1:.$B$13];2;0)*[.F37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$premia.$A$1:.$B$13];2;0)*[.F376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$premia.$A$1:.$B$13];2;0)*[.F37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$premia.$A$1:.$B$13];2;0)*[.F37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$premia.$A$1:.$B$13];2;0)*[.F379]" office:value-type="float" office:value="189.6" calcext:value-type="float">
            <text:p>189,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$premia.$A$1:.$B$13];2;0)*[.F380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$premia.$A$1:.$B$13];2;0)*[.F381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$premia.$A$1:.$B$13];2;0)*[.F38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$premia.$A$1:.$B$13];2;0)*[.F383]" office:value-type="float" office:value="183.6" calcext:value-type="float">
            <text:p>183,6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$premia.$A$1:.$B$13];2;0)*[.F3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$premia.$A$1:.$B$13];2;0)*[.F38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$premia.$A$1:.$B$13];2;0)*[.F386]"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$premia.$A$1:.$B$13];2;0)*[.F387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$premia.$A$1:.$B$13];2;0)*[.F38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$premia.$A$1:.$B$13];2;0)*[.F389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$premia.$A$1:.$B$13];2;0)*[.F39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$premia.$A$1:.$B$13];2;0)*[.F3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$premia.$A$1:.$B$13];2;0)*[.F392]" office:value-type="float" office:value="159.3" calcext:value-type="float">
            <text:p>159,3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$premia.$A$1:.$B$13];2;0)*[.F39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$premia.$A$1:.$B$13];2;0)*[.F394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$premia.$A$1:.$B$13];2;0)*[.F395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$premia.$A$1:.$B$13];2;0)*[.F39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$premia.$A$1:.$B$13];2;0)*[.F39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$premia.$A$1:.$B$13];2;0)*[.F398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$premia.$A$1:.$B$13];2;0)*[.F399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$premia.$A$1:.$B$13];2;0)*[.F400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$premia.$A$1:.$B$13];2;0)*[.F401]" office:value-type="float" office:value="137.8" calcext:value-type="float">
            <text:p>137,8</text:p>
          </table:table-cell>
        </table:table-row>
        <table:table-row table:style-name="ro1">
          <table:table-cell table:style-name="ce2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$premia.$A$1:.$B$13];2;0)*[.F402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$premia.$A$1:.$B$13];2;0)*[.F40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$premia.$A$1:.$B$13];2;0)*[.F4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$premia.$A$1:.$B$13];2;0)*[.F405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$premia.$A$1:.$B$13];2;0)*[.F406]" office:value-type="float" office:value="146.9" calcext:value-type="float">
            <text:p>146,9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$premia.$A$1:.$B$13];2;0)*[.F407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$premia.$A$1:.$B$13];2;0)*[.F408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$premia.$A$1:.$B$13];2;0)*[.F409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$premia.$A$1:.$B$13];2;0)*[.F410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$premia.$A$1:.$B$13];2;0)*[.F411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$premia.$A$1:.$B$13];2;0)*[.F41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$premia.$A$1:.$B$13];2;0)*[.F413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$premia.$A$1:.$B$13];2;0)*[.F414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$premia.$A$1:.$B$13];2;0)*[.F41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$premia.$A$1:.$B$13];2;0)*[.F416]" office:value-type="float" office:value="135.2" calcext:value-type="float">
            <text:p>135,2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$premia.$A$1:.$B$13];2;0)*[.F41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$premia.$A$1:.$B$13];2;0)*[.F418]" office:value-type="float" office:value="185.9" calcext:value-type="float">
            <text:p>185,9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$premia.$A$1:.$B$13];2;0)*[.F419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$premia.$A$1:.$B$13];2;0)*[.F42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$premia.$A$1:.$B$13];2;0)*[.F42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$premia.$A$1:.$B$13];2;0)*[.F42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$premia.$A$1:.$B$13];2;0)*[.F42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$premia.$A$1:.$B$13];2;0)*[.F424]"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$premia.$A$1:.$B$13];2;0)*[.F42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$premia.$A$1:.$B$13];2;0)*[.F42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$premia.$A$1:.$B$13];2;0)*[.F427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$premia.$A$1:.$B$13];2;0)*[.F42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$premia.$A$1:.$B$13];2;0)*[.F429]" office:value-type="float" office:value="161.2" calcext:value-type="float">
            <text:p>161,2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$premia.$A$1:.$B$13];2;0)*[.F430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$premia.$A$1:.$B$13];2;0)*[.F431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$premia.$A$1:.$B$13];2;0)*[.F432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$premia.$A$1:.$B$13];2;0)*[.F433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$premia.$A$1:.$B$13];2;0)*[.F434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$premia.$A$1:.$B$13];2;0)*[.F435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$premia.$A$1:.$B$13];2;0)*[.F436]" office:value-type="float" office:value="150.8" calcext:value-type="float">
            <text:p>150,8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$premia.$A$1:.$B$13];2;0)*[.F4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$premia.$A$1:.$B$13];2;0)*[.F438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$premia.$A$1:.$B$13];2;0)*[.F4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$premia.$A$1:.$B$13];2;0)*[.F440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$premia.$A$1:.$B$13];2;0)*[.F4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$premia.$A$1:.$B$13];2;0)*[.F44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$premia.$A$1:.$B$13];2;0)*[.F443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$premia.$A$1:.$B$13];2;0)*[.F444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$premia.$A$1:.$B$13];2;0)*[.F445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$premia.$A$1:.$B$13];2;0)*[.F446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$premia.$A$1:.$B$13];2;0)*[.F447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$premia.$A$1:.$B$13];2;0)*[.F448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$premia.$A$1:.$B$13];2;0)*[.F449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$premia.$A$1:.$B$13];2;0)*[.F450]" office:value-type="float" office:value="214.8" calcext:value-type="float">
            <text:p>214,8</text:p>
          </table:table-cell>
        </table:table-row>
        <table:table-row table:style-name="ro1">
          <table:table-cell table:style-name="ce2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$premia.$A$1:.$B$13];2;0)*[.F451]" office:value-type="float" office:value="343.8" calcext:value-type="float">
            <text:p>343,8</text:p>
          </table:table-cell>
        </table:table-row>
        <table:table-row table:style-name="ro1">
          <table:table-cell table:style-name="ce2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$premia.$A$1:.$B$13];2;0)*[.F452]" office:value-type="float" office:value="289.8" calcext:value-type="float">
            <text:p>289,8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$premia.$A$1:.$B$13];2;0)*[.F453]" office:value-type="float" office:value="139.1" calcext:value-type="float">
            <text:p>139,1</text:p>
          </table:table-cell>
        </table:table-row>
        <table:table-row table:style-name="ro1">
          <table:table-cell table:style-name="ce2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$premia.$A$1:.$B$13];2;0)*[.F454]" office:value-type="float" office:value="309.6" calcext:value-type="float">
            <text:p>309,6</text:p>
          </table:table-cell>
        </table:table-row>
        <table:table-row table:style-name="ro1">
          <table:table-cell table:style-name="ce2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$premia.$A$1:.$B$13];2;0)*[.F455]" office:value-type="float" office:value="277.2" calcext:value-type="float">
            <text:p>277,2</text:p>
          </table:table-cell>
        </table:table-row>
        <table:table-row table:style-name="ro1">
          <table:table-cell table:style-name="ce2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$premia.$A$1:.$B$13];2;0)*[.F456]" office:value-type="float" office:value="300.6" calcext:value-type="float">
            <text:p>300,6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$premia.$A$1:.$B$13];2;0)*[.F457]" office:value-type="float" office:value="382" calcext:value-type="float">
            <text:p>382</text:p>
          </table:table-cell>
        </table:table-row>
        <table:table-row table:style-name="ro1">
          <table:table-cell table:style-name="ce2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$premia.$A$1:.$B$13];2;0)*[.F458]" office:value-type="float" office:value="340.2" calcext:value-type="float">
            <text:p>340,2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$premia.$A$1:.$B$13];2;0)*[.F459]" office:value-type="float" office:value="184.8" calcext:value-type="float">
            <text:p>184,8</text:p>
          </table:table-cell>
        </table:table-row>
        <table:table-row table:style-name="ro1">
          <table:table-cell table:style-name="ce2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$premia.$A$1:.$B$13];2;0)*[.F460]" office:value-type="float" office:value="333" calcext:value-type="float">
            <text:p>333</text:p>
          </table:table-cell>
        </table:table-row>
        <table:table-row table:style-name="ro1">
          <table:table-cell table:style-name="ce2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$premia.$A$1:.$B$13];2;0)*[.F461]" office:value-type="float" office:value="338.4" calcext:value-type="float">
            <text:p>338,4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$premia.$A$1:.$B$13];2;0)*[.F462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$premia.$A$1:.$B$13];2;0)*[.F463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$premia.$A$1:.$B$13];2;0)*[.F464]" office:value-type="float" office:value="149.5" calcext:value-type="float">
            <text:p>149,5</text:p>
          </table:table-cell>
        </table:table-row>
        <table:table-row table:style-name="ro1">
          <table:table-cell table:style-name="ce2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$premia.$A$1:.$B$13];2;0)*[.F465]" office:value-type="float" office:value="293.4" calcext:value-type="float">
            <text:p>293,4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$premia.$A$1:.$B$13];2;0)*[.F466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$premia.$A$1:.$B$13];2;0)*[.F467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$premia.$A$1:.$B$13];2;0)*[.F468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$premia.$A$1:.$B$13];2;0)*[.F469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$premia.$A$1:.$B$13];2;0)*[.F470]" office:value-type="float" office:value="191.1" calcext:value-type="float">
            <text:p>191,1</text:p>
          </table:table-cell>
        </table:table-row>
        <table:table-row table:style-name="ro1">
          <table:table-cell table:style-name="ce2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$premia.$A$1:.$B$13];2;0)*[.F471]" office:value-type="float" office:value="302.4" calcext:value-type="float">
            <text:p>302,4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$premia.$A$1:.$B$13];2;0)*[.F472]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$premia.$A$1:.$B$13];2;0)*[.F473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$premia.$A$1:.$B$13];2;0)*[.F474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$premia.$A$1:.$B$13];2;0)*[.F47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$premia.$A$1:.$B$13];2;0)*[.F47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$premia.$A$1:.$B$13];2;0)*[.F477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$premia.$A$1:.$B$13];2;0)*[.F47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$premia.$A$1:.$B$13];2;0)*[.F47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$premia.$A$1:.$B$13];2;0)*[.F480]" office:value-type="float" office:value="193.2" calcext:value-type="float">
            <text:p>193,2</text:p>
          </table:table-cell>
        </table:table-row>
        <table:table-row table:style-name="ro1">
          <table:table-cell table:style-name="ce2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$premia.$A$1:.$B$13];2;0)*[.F48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$premia.$A$1:.$B$13];2;0)*[.F48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$premia.$A$1:.$B$13];2;0)*[.F4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$premia.$A$1:.$B$13];2;0)*[.F48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$premia.$A$1:.$B$13];2;0)*[.F485]" office:value-type="float" office:value="346" calcext:value-type="float">
            <text:p>346</text:p>
          </table:table-cell>
        </table:table-row>
        <table:table-row table:style-name="ro1">
          <table:table-cell table:style-name="ce2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$premia.$A$1:.$B$13];2;0)*[.F486]" office:value-type="float" office:value="275.4" calcext:value-type="float">
            <text:p>275,4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$premia.$A$1:.$B$13];2;0)*[.F487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$premia.$A$1:.$B$13];2;0)*[.F488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$premia.$A$1:.$B$13];2;0)*[.F489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$premia.$A$1:.$B$13];2;0)*[.F490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$premia.$A$1:.$B$13];2;0)*[.F491]" office:value-type="float" office:value="212.4" calcext:value-type="float">
            <text:p>212,4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$premia.$A$1:.$B$13];2;0)*[.F492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$premia.$A$1:.$B$13];2;0)*[.F493]" office:value-type="float" office:value="194.4" calcext:value-type="float">
            <text:p>194,4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$premia.$A$1:.$B$13];2;0)*[.F49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$premia.$A$1:.$B$13];2;0)*[.F49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$premia.$A$1:.$B$13];2;0)*[.F496]" office:value-type="float" office:value="388" calcext:value-type="float">
            <text:p>388</text:p>
          </table:table-cell>
        </table:table-row>
        <table:table-row table:style-name="ro1">
          <table:table-cell table:style-name="ce2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$premia.$A$1:.$B$13];2;0)*[.F497]" office:value-type="float" office:value="307.8" calcext:value-type="float">
            <text:p>307,8</text:p>
          </table:table-cell>
        </table:table-row>
        <table:table-row table:style-name="ro1">
          <table:table-cell table:style-name="ce2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$premia.$A$1:.$B$13];2;0)*[.F498]" office:value-type="float" office:value="270" calcext:value-type="float">
            <text:p>270</text:p>
          </table:table-cell>
        </table:table-row>
        <table:table-row table:style-name="ro1">
          <table:table-cell table:style-name="ce2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$premia.$A$1:.$B$13];2;0)*[.F499]" office:value-type="float" office:value="347.4" calcext:value-type="float">
            <text:p>347,4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$premia.$A$1:.$B$13];2;0)*[.F500]" office:value-type="float" office:value="430" calcext:value-type="float">
            <text:p>430</text:p>
          </table:table-cell>
        </table:table-row>
      </table:table>
      <table:table table:name="premia" table:style-name="ta1">
        <table:table-column table:style-name="co4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0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0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table table:name="dzial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2">00.00.0000</text:date>, <text:time style:data-style-name="N2" text:time-value="07:14:01.09914309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14:41.299461587</meta:creation-date>
    <dc:date>2017-09-22T07:38:48.774461395</dc:date>
    <meta:editing-duration>PT38M28S</meta:editing-duration>
    <meta:editing-cycles>8</meta:editing-cycles>
    <meta:generator>LibreOffice/5.4.1.2.0$Linux_X86_64 LibreOffice_project/40m0$Build-2</meta:generator>
    <meta:document-statistic meta:table-count="3" meta:cell-count="4101" meta:object-count="0"/>
  </office:meta>
</office:document-meta>
</file>